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betan Machine Uni" svg:font-family="&quot;Tibetan Machine Uni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style:font-name="Tibetan Machine Uni" style:font-name-asian="Tibetan Machine Uni" style:font-name-complex="Tibetan Machine Uni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Tibetan Machine Uni" style:font-name-asian="Tibetan Machine Uni" style:font-name-complex="Tibetan Machine Un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4.0216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8.85pt" style:use-optimal-row-height="false" fo:break-before="auto"/>
    </style:style>
    <style:style style:name="ro5" style:family="table-row">
      <style:table-row-properties style:row-height="38.25pt" style:use-optimal-row-height="false" fo:break-before="auto"/>
    </style:style>
    <style:style style:name="ro6" style:family="table-row">
      <style:table-row-properties style:row-height="40.5pt" style:use-optimal-row-height="false" fo:break-before="auto"/>
    </style:style>
    <style:style style:name="ro7" style:family="table-row">
      <style:table-row-properties style:row-height="32.8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41.1pt" style:use-optimal-row-height="false" fo:break-before="auto"/>
    </style:style>
    <style:style style:name="ro11" style:family="table-row">
      <style:table-row-properties style:row-height="42.6pt" style:use-optimal-row-height="false" fo:break-before="auto"/>
    </style:style>
    <style:style style:name="ro12" style:family="table-row">
      <style:table-row-properties style:row-height="20.85pt" style:use-optimal-row-height="false" fo:break-before="auto"/>
    </style:style>
    <style:style style:name="ro13" style:family="table-row">
      <style:table-row-properties style:row-height="53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2" table:default-cell-style-name="ce1"/>
        <table:table-row table:style-name="ro1">
          <table:table-cell table:style-name="ce2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mericanSteelProblem.lp</text:p>
          </table:table-cell>
          <table:table-cell office:value-type="string" table:style-name="ce1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table:style-name="ce1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eerDistributionProble.lp</text:p>
          </table:table-cell>
          <table:table-cell office:value-type="string" table:style-name="ce6">
            <text:p>Number of pivot steps: 2</text:p>
            <text:p>-86000000</text:p>
            <text:p>(0,700, 200, 900, 0, 0, 0, 300, 200, 1800, 0)</text:p>
          </table:table-cell>
          <table:table-cell office:value-type="string" table:style-name="ce6">
            <text:p>Number of pivot steps: 3</text:p>
            <text:p>-86000000</text:p>
            <text:p>(0,700, 200, 900, 0, 0, 0, 300, 200, 1800, 0)</text:p>
          </table:table-cell>
          <table:table-cell office:value-type="string" table:style-name="ce1">
            <text:p>Number of pivot steps: 3</text:p>
            <text:p>-86000000</text:p>
            <text:p>(0, 700, 200, 900, 0, 0, 0, 300, 200, 1800, 0)</text:p>
          </table:table-cell>
          <table:table-cell office:value-type="string" table:style-name="ce1">
            <text:p>Number of pivot steps: 2</text:p>
            <text:p>-86000000</text:p>
            <text:p>(0, 700, 200, 900, 0, 0, 0, 300, 200, 1800, 0)</text:p>
          </table:table-cell>
          <table:table-cell office:value-type="string" table:style-name="ce1">
            <text:p>Number of pivot steps: 3</text:p>
            <text:p>-86000000</text:p>
            <text:p>(0, 700, 200, 900, 0, 0, 0, 300, 200, 1800, 0)</text:p>
          </table:table-cell>
          <table:table-cell office:value-type="string" table:style-name="ce1">
            <text:p>Number of pivot steps: 2</text:p>
            <text:p>-86000000</text:p>
            <text:p>(0, 700, 200, 900, 0, 0, 0, 300, 200, 1800, 0)</text:p>
          </table:table-cell>
          <table:table-cell office:value-type="string" table:style-name="ce1">
            <text:p>Number of pivot steps: 4</text:p>
            <text:p>-86000000</text:p>
            <text:p>(0, 700, 200, 900, 0, 0, 0, 300, 200, 1800, 0)</text:p>
          </table:table-cell>
          <table:table-cell office:value-type="string" table:style-name="ce1">
            <text:p>Number of pivot steps: 2</text:p>
            <text:p>-86000000</text:p>
            <text:p>(0, 700, 200, 900, 0, 0, 0, 300, 200, 1800, 0)</text:p>
          </table:table-cell>
          <table:table-cell office:value-type="string" table:style-name="ce1">
            <text:p>Number of pivot steps: 4</text:p>
            <text:p>-86000000</text:p>
            <text:p>(0, 700, 200, 900, 0, 0, 0, 300, 200, 1800, 0)</text:p>
          </table:table-cell>
          <table:table-cell office:value-type="string" table:style-name="ce1">
            <text:p>Number of pivot steps: 2</text:p>
            <text:p>-86000000</text:p>
            <text:p>(0, 700, 200, 900, 0, 0, 0, 300, 200, 1800, 0)</text:p>
          </table:table-cell>
          <table:table-cell office:value-type="string" table:style-name="ce1">
            <text:p>Number of pivot steps: 4</text:p>
            <text:p>-86000000</text:p>
            <text:p>(0, 700, 200, 900, 0, 0, 0, 300, 200, 1800, 0)</text:p>
          </table:table-cell>
          <table:table-cell table:number-columns-repeated="16372"/>
        </table:table-row>
        <table:table-row table:style-name="ro4">
          <table:table-cell office:value-type="string" table:style-name="ce1">
            <text:p>ComputerPlantProblem.lp</text:p>
          </table:table-cell>
          <table:table-cell office:value-type="string" table:style-name="ce1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8</text:p>
            <text:p>-2178000000</text:p>
            <text:p>(0, 0, 0, 0, 27/20, 1500, 0, 0, 0, 0, 0, 0, 1200, 0, 0, 0, 0, 0, 27/20, 1700, 1000</text:p>
          </table:table-cell>
          <table:table-cell office:value-type="string" table:style-name="ce1">
            <text:p>Number of pivot steps: 8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9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5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8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6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table:style-name="ce1">
            <text:p>Number of pivot steps: 8</text:p>
            <text:p>-2178000000</text:p>
            <text:p>(0, 0, 0, 0, 27/20, 1500, 0, 0, 0, 0, 0, 0, 1200, 0, 0, 0, 0, 0, 27/20, 1700, 1000)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Furniture.lp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office:value-type="string" table:style-name="ce1">
            <text:p>Number of pivot steps: 2</text:p>
            <text:p>32000000.0</text:p>
            <text:p>(8.0, 16.0)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WhiskasModel.lp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office:value-type="string" table:style-name="ce1">
            <text:p>Number of pivot steps: 2</text:p>
            <text:p>-4800.0</text:p>
            <text:p>(0.0, 60.0)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WhiskasModel2.lp</text:p>
          </table:table-cell>
          <table:table-cell office:value-type="string" table:style-name="ce1">
            <text:p>Number of pivot steps: 2</text:p>
            <text:p>-4800.0</text:p>
            <text:p>(0.0, 0.0, 0.0, 0.0, 60.0, 0.0))</text:p>
          </table:table-cell>
          <table:table-cell office:value-type="string" table:style-name="ce1">
            <text:p>Number of pivot steps: 2</text:p>
            <text:p>-4800.0</text:p>
            <text:p>(0.0, 0.0, 0.0, 0.0, 60.0, 0.0)</text:p>
          </table:table-cell>
          <table:table-cell office:value-type="string" table:style-name="ce1">
            <text:p>Number of pivot steps: 2</text:p>
            <text:p>-4800.0</text:p>
            <text:p>(0.0, 0.0, 0.0, 0.0, 60.0, 0.0)</text:p>
          </table:table-cell>
          <table:table-cell office:value-type="string" table:style-name="ce1">
            <text:p>Number of pivot steps: 2</text:p>
            <text:p>-4800.0</text:p>
            <text:p>(0.0, 0.0, 0.0, 0.0, 60.0, 0.0)</text:p>
          </table:table-cell>
          <table:table-cell office:value-type="string" table:style-name="ce1">
            <text:p>Number of pivot steps: 7</text:p>
            <text:p>-4800.0</text:p>
            <text:p>(0.0, 0.0, 0.0, 0.0, 60.0, 0.0)</text:p>
          </table:table-cell>
          <table:table-cell office:value-type="string" table:style-name="ce1">
            <text:p>Number of pivot steps: 9</text:p>
            <text:p>-4800.0</text:p>
            <text:p>(0.0, 0.0, 0.0, 0.0, 60.0, 0.0)</text:p>
          </table:table-cell>
          <table:table-cell office:value-type="string" table:style-name="ce1">
            <text:p>Number of pivot steps: 5</text:p>
            <text:p>-4800.0</text:p>
            <text:p>(0.0, 0.0, 0.0, 0.0, 60.0, 0.0</text:p>
          </table:table-cell>
          <table:table-cell office:value-type="string" table:style-name="ce1">
            <text:p>Number of pivot steps: 4</text:p>
            <text:p>-4800.0</text:p>
            <text:p>(0.0, 0.0, 0.0, 0.0, 60.0, 0.0)</text:p>
          </table:table-cell>
          <table:table-cell office:value-type="string" table:style-name="ce1">
            <text:p>Number of pivot steps: 14</text:p>
            <text:p>-4800.0</text:p>
            <text:p>(0.0, 0.0, 0.0, 0.0, 60.0, 0.0)</text:p>
          </table:table-cell>
          <table:table-cell office:value-type="string" table:style-name="ce1">
            <text:p>Number of pivot steps: 5</text:p>
            <text:p>-4800.0</text:p>
            <text:p>(0.0, 0.0, 0.0, 0.0, 60.0, 0.0</text:p>
          </table:table-cell>
          <table:table-cell office:value-type="string" table:style-name="ce1">
            <text:p>Number of pivot steps: 5</text:p>
            <text:p>-4800.0</text:p>
            <text:p>(0.0, 0.0, 0.0, 0.0, 60.0, 0.0)</text:p>
          </table:table-cell>
          <table:table-cell table:number-columns-repeated="16372"/>
        </table:table-row>
        <table:table-row table:style-name="ro8">
          <table:table-cell office:value-type="string" table:style-name="ce3">
            <text:p>debug.lp</text:p>
          </table:table-cell>
          <table:table-cell office:value-type="string" table:style-name="ce4">
            <text:p>Number of pivot steps: 1</text:p>
            <text:p>-500000.0</text:p>
            <text:p>(0.0,0.0,0.0,5.0,5.0,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office:value-type="string" table:style-name="ce1">
            <text:p>Number of pivot steps: 1</text:p>
            <text:p>-500000.0</text:p>
            <text:p>(0.0, 0.0, 0.0, 5.0, 5.0, 0.0)</text:p>
          </table:table-cell>
          <table:table-cell table:number-columns-repeated="16372"/>
        </table:table-row>
        <table:table-row table:style-name="ro9">
          <table:table-cell office:value-type="string" table:style-name="ce3">
            <text:p>s1.lp</text:p>
          </table:table-cell>
          <table:table-cell office:value-type="string" table:style-name="ce4">
            <text:p>Number of pivot steps: 7</text:p>
            <text:p>202040000</text:p>
            <text:p>(1995, 0, 467, 0, 0, 5, 6)</text:p>
          </table:table-cell>
          <table:table-cell office:value-type="string" table:style-name="ce1">
            <text:p>Number of pivot steps: 5</text:p>
            <text:p>202040000</text:p>
            <text:p>(1995, 0, 467, 0, 0, 5, 6)</text:p>
          </table:table-cell>
          <table:table-cell office:value-type="string" table:style-name="ce1">
            <text:p>Number of pivot steps: 5</text:p>
            <text:p>202040000</text:p>
            <text:p>(1995, 0, 467, 0, 0, 5, 6)</text:p>
          </table:table-cell>
          <table:table-cell office:value-type="string" table:style-name="ce1">
            <text:p>Number of pivot steps: 7</text:p>
            <text:p>202040000</text:p>
            <text:p>(1995, 0, 467, 0, 0, 5, 6)</text:p>
          </table:table-cell>
          <table:table-cell office:value-type="string" table:style-name="ce1">
            <text:p>Number of pivot steps: 6</text:p>
            <text:p>202040000</text:p>
            <text:p>(1995, 0, 467, 0, 0, 5, 6)</text:p>
          </table:table-cell>
          <table:table-cell office:value-type="string" table:style-name="ce1">
            <text:p>Number of pivot steps: 5</text:p>
            <text:p>202040000</text:p>
            <text:p>(1995, 0, 467, 0, 0, 5, 6)</text:p>
          </table:table-cell>
          <table:table-cell office:value-type="string" table:style-name="ce1">
            <text:p>Number of pivot steps: 8</text:p>
            <text:p>202040000</text:p>
            <text:p>(1995, 0, 467, 0, 0, 5, 6)</text:p>
          </table:table-cell>
          <table:table-cell office:value-type="string" table:style-name="ce1">
            <text:p>Number of pivot steps: 5</text:p>
            <text:p>202040000</text:p>
            <text:p>(1995, 0, 467, 0, 0, 5, 6)</text:p>
          </table:table-cell>
          <table:table-cell office:value-type="string" table:style-name="ce1">
            <text:p>Number of pivot steps: 9</text:p>
            <text:p>202040000</text:p>
            <text:p>(1995, 0, 467, 0, 0, 5, 6)</text:p>
          </table:table-cell>
          <table:table-cell office:value-type="string" table:style-name="ce1">
            <text:p>Number of pivot steps: 5</text:p>
            <text:p>202040000</text:p>
            <text:p>(1995, 0, 467, 0, 0, 5, 6)</text:p>
          </table:table-cell>
          <table:table-cell office:value-type="string" table:style-name="ce1">
            <text:p>Number of pivot steps: 8</text:p>
            <text:p>202040000</text:p>
            <text:p>(1995, 0, 467, 0, 0, 5, 6)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s2.lp</text:p>
          </table:table-cell>
          <table:table-cell office:value-type="string" table:style-name="ce4">
            <text:p>Number of pivot steps: 5</text:p>
            <text:p>123030000</text:p>
            <text:p>(1995, 467, 0, 0, 85/6, 215/12, 35/2)</text:p>
            <text:p/>
          </table:table-cell>
          <table:table-cell office:value-type="string" table:style-name="ce1">
            <text:p>Number of pivot steps: 4</text:p>
            <text:p>123030000</text:p>
            <text:p>(1995, 467, 0, 0, 85/6, 215/12, 35/2)</text:p>
          </table:table-cell>
          <table:table-cell office:value-type="string" table:style-name="ce1">
            <text:p>Number of pivot steps: 4</text:p>
            <text:p>123030000</text:p>
            <text:p>(1995, 467, 0, 0, 85/6, 215/12, 35/2)</text:p>
          </table:table-cell>
          <table:table-cell office:value-type="string" table:style-name="ce1">
            <text:p>Number of pivot steps: 5</text:p>
            <text:p>123030000</text:p>
            <text:p>(1995, 467, 0, 0, 85/6, 215/12, 35/2)</text:p>
          </table:table-cell>
          <table:table-cell office:value-type="string" table:style-name="ce1">
            <text:p>Number of pivot steps: 4</text:p>
            <text:p>123030000</text:p>
            <text:p>(1995, 467, 0, 0, 85/6, 215/12, 35/2)</text:p>
          </table:table-cell>
          <table:table-cell office:value-type="string" table:style-name="ce1">
            <text:p>Number of pivot steps: 5</text:p>
            <text:p>123030000</text:p>
            <text:p>(1995, 467, 0, 0, 85/6, 215/12, 35/2)</text:p>
          </table:table-cell>
          <table:table-cell office:value-type="string" table:style-name="ce1">
            <text:p>Number of pivot steps: 5</text:p>
            <text:p>123030000</text:p>
            <text:p>(1995, 467, 0, 0, 85/6, 215/12, 35/2)</text:p>
          </table:table-cell>
          <table:table-cell office:value-type="string" table:style-name="ce1">
            <text:p>Number of pivot steps: 4</text:p>
            <text:p>123030000</text:p>
            <text:p>(1995, 467, 0, 0, 85/6, 215/12, 35/2)</text:p>
          </table:table-cell>
          <table:table-cell office:value-type="string" table:style-name="ce1">
            <text:p>Number of pivot steps: 8</text:p>
            <text:p>123030000</text:p>
            <text:p>(1995, 467, 0, 0, 85/6, 215/12, 35/2)</text:p>
          </table:table-cell>
          <table:table-cell office:value-type="string" table:style-name="ce1">
            <text:p>Number of pivot steps: 4</text:p>
            <text:p>123030000</text:p>
            <text:p>(1995, 467, 0, 0, 85/6, 215/12, 35/2)</text:p>
          </table:table-cell>
          <table:table-cell office:value-type="string" table:style-name="ce1">
            <text:p>Number of pivot steps: 5</text:p>
            <text:p>123030000</text:p>
            <text:p>(1995, 467, 0, 0, 85/6, 215/12, 35/2)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s3.lp</text:p>
          </table:table-cell>
          <table:table-cell office:value-type="string" table:style-name="ce4">
            <text:p>Number of pivot steps: 5</text:p>
            <text:p>90744460000/77</text:p>
            <text:p>(399/11, 0, 467, 0, 250/11, 18250/77, 1750)</text:p>
          </table:table-cell>
          <table:table-cell office:value-type="string" table:style-name="ce1">
            <text:p>Number of pivot steps: 4</text:p>
            <text:p>90744460000/77</text:p>
            <text:p>(399/11, 0, 467, 0, 250/11, 18250/77, 1750)</text:p>
          </table:table-cell>
          <table:table-cell office:value-type="string" table:style-name="ce1">
            <text:p>Number of pivot steps: 4</text:p>
            <text:p>90744460000/77</text:p>
            <text:p>(399/11, 0, 467, 0, 250/11, 18250/77, 1750)</text:p>
          </table:table-cell>
          <table:table-cell office:value-type="string" table:style-name="ce1">
            <text:p>Number of pivot steps: 5</text:p>
            <text:p>90744460000/77</text:p>
            <text:p>(399/11, 0, 467, 0, 250/11, 18250/77, 1750)</text:p>
          </table:table-cell>
          <table:table-cell office:value-type="string" table:style-name="ce1">
            <text:p>Number of pivot steps: 4</text:p>
            <text:p>90744460000/77</text:p>
            <text:p>(399/11, 0, 467, 0, 250/11, 18250/77, 1750)</text:p>
          </table:table-cell>
          <table:table-cell office:value-type="string" table:style-name="ce1">
            <text:p>Number of pivot steps: 4</text:p>
            <text:p>90744460000/77</text:p>
            <text:p>(399/11, 0, 467, 0, 250/11, 18250/77, 1750)</text:p>
          </table:table-cell>
          <table:table-cell office:value-type="string" table:style-name="ce1">
            <text:p>Number of pivot steps: 5</text:p>
            <text:p>90744460000/77</text:p>
            <text:p>(399/11, 0, 467, 0, 250/11, 18250/77, 1750)</text:p>
          </table:table-cell>
          <table:table-cell office:value-type="string" table:style-name="ce1">
            <text:p>Number of pivot steps: 4</text:p>
            <text:p>90744460000/77</text:p>
            <text:p>(399/11, 0, 467, 0, 250/11, 18250/77, 1750)</text:p>
          </table:table-cell>
          <table:table-cell office:value-type="string" table:style-name="ce1">
            <text:p>Number of pivot steps: 6</text:p>
            <text:p>90744460000/77</text:p>
            <text:p>(399/11, 0, 467, 0, 250/11, 18250/77, 1750)</text:p>
          </table:table-cell>
          <table:table-cell office:value-type="string" table:style-name="ce1">
            <text:p>Number of pivot steps: 6</text:p>
            <text:p>90744460000/77</text:p>
            <text:p>(399/11, 0, 467, 0, 250/11, 18250/77, 1750)</text:p>
          </table:table-cell>
          <table:table-cell office:value-type="string" table:style-name="ce1">
            <text:p>Number of pivot steps: 5</text:p>
            <text:p>90744460000/77</text:p>
            <text:p>(399/11, 0, 467, 0, 250/11, 18250/77, 1750)</text:p>
          </table:table-cell>
          <table:table-cell table:number-columns-repeated="16372"/>
        </table:table-row>
        <table:table-row table:style-name="ro12">
          <table:table-cell office:value-type="string" table:style-name="ce1">
            <text:p>średnia liczba kroków</text:p>
          </table:table-cell>
          <table:table-cell office:value-type="float" office:value="3.8" table:formula="of:=(2+7+5+5+2+2+1+7+2+5)/10" table:style-name="ce4">
            <text:p>3,8</text:p>
          </table:table-cell>
          <table:table-cell office:value-type="float" office:value="3.4" table:formula="of:=(3+3+8+2+2+2+1+5+4+4)/10" table:style-name="ce1">
            <text:p>3,4</text:p>
          </table:table-cell>
          <table:table-cell office:value-type="float" office:value="3.4" table:formula="of:=(3+3+8+2+2+2+1+5+4+4)/10" table:style-name="ce1">
            <text:p>3,4</text:p>
          </table:table-cell>
          <table:table-cell office:value-type="float" office:value="4" table:formula="of:=(5+2+9+2+2+2+1+7+5+5)/10" table:style-name="ce1">
            <text:p>4</text:p>
          </table:table-cell>
          <table:table-cell office:value-type="float" office:value="3.8" table:formula="of:=(4+3+5+2+2+7+1+6+4+4)/10" table:style-name="ce1">
            <text:p>3,8</text:p>
          </table:table-cell>
          <table:table-cell office:value-type="float" office:value="4" table:formula="of:=(3+2+7+2+2+9+1+5+5+4)/10" table:style-name="ce5">
            <text:p>4</text:p>
          </table:table-cell>
          <table:table-cell office:value-type="float" office:value="4.5" table:formula="of:=(5+4+8+2+2+5+1+8+5+5)/10" table:style-name="ce5">
            <text:p>4,5</text:p>
          </table:table-cell>
          <table:table-cell office:value-type="float" office:value="3.5" table:formula="of:=(4+2+7+2+2+4+1+5+4+4)/10" table:style-name="ce5">
            <text:p>3,5</text:p>
          </table:table-cell>
          <table:table-cell office:value-type="float" office:value="5.6" table:formula="of:=(4+4+6+2+2+14+1+9+8+6)/10" table:style-name="ce5">
            <text:p>5,6</text:p>
          </table:table-cell>
          <table:table-cell office:value-type="float" office:value="3.8" table:formula="of:=(4+2+7+2+2+5+1+5+4+6)/10" table:style-name="ce5">
            <text:p>3,8</text:p>
          </table:table-cell>
          <table:table-cell office:value-type="float" office:value="4.4000000000000004" table:formula="of:=(4+4+8+2+2+5+1+8+5+5)/10" table:style-name="ce5">
            <text:p>4,4</text:p>
          </table:table-cell>
          <table:table-cell table:number-columns-repeated="16372"/>
        </table:table-row>
        <table:table-row table:style-name="ro13">
          <table:table-cell office:value-type="string" table:style-name="ce1">
            <text:p>dodatkowe uwagi:</text:p>
          </table:table-cell>
          <table:table-cell office:value-type="string" table:style-name="ce1">
            <text:p>Widać że metoda 2 i 3 są najlepsze <text:s/>(lepsze nawet od tego co powinno wyjśc, czyli od metody ktora prowadzi do najwiekszego wzrostu funkcji celu ), a najgorsza jest metoda ktora prowadzi do najmniejszego wzrostu funkcji celu.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betan Machine Uni" svg:font-family="&quot;Tibetan Machine Uni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ominika</dc:creator>
    <meta:creation-date>2017-06-09T17:52:01Z</meta:creation-date>
    <dc:date>2017-06-20T21:52:12Z</dc:date>
    <meta:print-date>2017-06-20T21:51:47Z</meta:print-date>
    <meta:editing-cycles>3</meta:editing-cycles>
    <meta:editing-duration>PT633S</meta:editing-duration>
  </office:meta>
</office:document-meta>
</file>